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Описание проекта</text:span><text:span text:style-name="T2"/></text:p>
      <text:p text:style-name="P1"><text:span text:style-name="T2">Интернет-магазин<text:s/></text:span><text:span text:style-name="T3">«</text:span><text:span text:style-name="T4">В один клик</text:span><text:span text:style-name="T5">»<text:s/></text:span><text:span text:style-name="T6">продаёт разные товары: для детей, для дома, мелкую бытовую технику, косметику и даже продукты. Отчёт магазина за прошлый период показал, что активность покупателей начала снижаться. Привлекать новых клиентов уже не так эффективно: о магазине и так знает большая часть целевой аудитории. Возможный выход<text:s/></text:span><text:span text:style-name="T7">—<text:s/></text:span><text:span text:style-name="T8">удерживать активность постоянных клиентов. Сделать это можно с помощью персонализированных предложений.</text:span></text:p>
      <text:p text:style-name="P1"><text:span text:style-name="T9">Цель проекта<text:s/></text:span><text:span text:style-name="T10">- разработать решение, которое позволит персонализировать предложения постоянным клиентам, чтобы увеличить их покупательскую активность.</text:span></text:p>
      <text:p text:style-name="P1"><text:span text:style-name="T10">Исследование содержит данные о прибыльности клиента: какой доход каждый покупатель приносил компании за последние три месяца.</text:span></text:p>
      <text:p text:style-name="P1"><text:span text:style-name="T11">Задачи</text:span><text:span text:style-name="T12"/></text:p>
      <text:p text:style-name="P1"><text:span text:style-name="T13">1)<text:s/></text:span><text:span text:style-name="T14">Промаркировать уровень финансовой активности постоянных покупателей: "снизилась" и "прежний уровень"</text:span></text:p>
      <text:p text:style-name="P1"><text:span text:style-name="T14">2) Собрать данные по клиентам по следующим группам:</text:span></text:p>
      <text:p text:style-name="P1"><text:span text:style-name="T15">-<text:s/></text:span><text:span text:style-name="T16">признаки, описывающие коммуникацию сотрудников компании с клиентом</text:span></text:p>
      <text:p text:style-name="P1"><text:span text:style-name="T17">-<text:s/></text:span><text:span text:style-name="T18">признаки, описывающие продуктовое поведение покупателя (какие товары покупает и как часто)</text:span></text:p>
      <text:p text:style-name="P1"><text:span text:style-name="T19">-<text:s/></text:span><text:span text:style-name="T20">признаки, описывающие покупательское поведение клиента (сколько тратил в магазине)</text:span></text:p>
      <text:p text:style-name="P1"><text:span text:style-name="T21">-<text:s/></text:span><text:span text:style-name="T22">признаки, описывающие поведение на сайте (как много страниц просматривает и сколько времени проводит)</text:span></text:p>
      <text:p text:style-name="P1"><text:span text:style-name="T23">В ходе работы была построена<text:s/></text:span><text:span text:style-name="T24">модель, предсказывающая вероятность снижения покупательской активности клиента в следующие три месяца.</text:span><text:span text:style-name="T25"/></text:p>
      <text:p text:style-name="P1"><text:span text:style-name="T26">В процессе работы были загружены данные и импортированы необходимые библиотеки, выполнена предобработка данных (приведены типы данных к необходимому, устранены разночтения, выбросы). В процессе отбора модели был использован пайплан, в котором использовались разные кодировщики (Label,One-hot,Ordinal encoder), скейлеры (Standard, MinMax) и модели (KNeighborsClassifier, DecisionTreeClassifier, SVC, LogisticRegression) с подбором гиперпараметров. Для оценки качества модели использовали метрики roc_auc и F1.</text:span><text:span text:style-name="T27"/></text:p>
      <text:p text:style-name="P1"><text:span text:style-name="T28">Лучшей моделью стала SVC(random_state=42). При настройке модели была исследована важность признаков несколькими методами: Permutation Importance, shap.beeswarm. Для улучшения качества модели были убраны избыточные признаки.</text:span><text:span text:style-name="T29"/></text:p>
      <text:p text:style-name="P1"><text:span text:style-name="T30">На основе<text:s text:c="2"/>модели и данных о прибыльности клиентов была выполнена<text:s/></text:span><text:span text:style-name="T31">сегментация покупателей:</text:span></text:p>
      <text:p text:style-name="P1"><text:span text:style-name="T32">- выделен сегмент покупателей по акции buyers_on_sale</text:span><text:span text:style-name="T33"/></text:p>
      <text:p text:style-name="P1"><text:span text:style-name="T34">-<text:s/></text:span><text:span text:style-name="T35"><text:s/></text:span><text:span text:style-name="T36">покупателей товаров для детей for_kids</text:span><text:span text:style-name="T37"/></text:p>
      <text:p text:style-name="P1"><text:span text:style-name="T38">- косметики и аксессуаров cosmetics</text:span><text:span text:style-name="T39"><text:s/></text:span><text:span text:style-name="T40"/></text:p>
      <text:p text:style-name="P1"><text:span text:style-name="T40">- премиум сегмент с любимой категорией "техника для красоты и здоровья" premium_technique</text:span></text:p>
      <text:p text:style-name="P1"><text:span text:style-name="T40">Учитывая сегментацию покупателей можно выработать персонализированные предложения и акции для них.</text:span><text:span text:style-name="T41"/></text:p>
      <text:p text:style-name="P1"><text:span text:style-name="T42">Исходные файлы</text:span><text:span text:style-name="T43"/></text:p>
      <text:p text:style-name="P1"><text:span text:style-name="T43">В нашем проекте даны 4 датасета:</text:span></text:p>
      <text:p text:style-name="P1"><text:span text:style-name="T44">market_file.csv<text:s/></text:span><text:span text:style-name="T45">- содержит данные о поведении покупателя на сайте, его продуктовом поведении и коммуникациях с ним.</text:span></text:p>
      <text:p text:style-name="P1"><text:span text:style-name="T46">id</text:span><text:span text:style-name="T47"><text:s/></text:span><text:span text:style-name="T48">- номер покупателя в базе данных</text:span></text:p>
      <text:p text:style-name="P1"><text:span text:style-name="T49">Покупательская активность<text:s/></text:span><text:span text:style-name="T50">—<text:s/></text:span><text:span text:style-name="T51">класс покупательской активности (целевой признак):<text:s/></text:span><text:span text:style-name="T52">«</text:span><text:span text:style-name="T53">снизилась</text:span><text:span text:style-name="T54">»<text:s/></text:span><text:span text:style-name="T55">или<text:s/></text:span><text:span text:style-name="T56">«</text:span><text:span text:style-name="T57">прежний уровень</text:span><text:span text:style-name="T58">»</text:span></text:p>
      <text:p text:style-name="P1"><text:span text:style-name="T59">Тип сервиса<text:s/></text:span><text:span text:style-name="T60">—<text:s/></text:span><text:span text:style-name="T61">уровень сервиса (</text:span><text:span text:style-name="T62">«</text:span><text:span text:style-name="T63">премиум</text:span><text:span text:style-name="T64">»<text:s/></text:span><text:span text:style-name="T65">и<text:s/></text:span><text:span text:style-name="T66">«</text:span><text:span text:style-name="T67">стандарт</text:span><text:span text:style-name="T68">»)</text:span></text:p>
      <text:p text:style-name="P1"><text:span text:style-name="T69">Разрешить сообщать<text:s/></text:span><text:span text:style-name="T70">—<text:s/></text:span><text:span text:style-name="T71">согласие покупателя присылать дополнительные предложения о товаре</text:span></text:p>
      <text:p text:style-name="P1"><text:span text:style-name="T72">Маркет_актив6мес<text:s/></text:span><text:span text:style-name="T73">—<text:s/></text:span><text:span text:style-name="T74">среднемесячное значение маркетинговых коммуникаций компании на покупателя за последние 6 месяцев. Показывает, какое число рассылок, звонков, показов рекламы приходилось на клиента.</text:span></text:p>
      <text:p text:style-name="P1"><text:span text:style-name="T75">Маркет_актив_тек_мес<text:s/></text:span><text:span text:style-name="T76">—<text:s/></text:span><text:span text:style-name="T77">количество маркетинговых коммуникаций в текущем месяце.</text:span></text:p>
      <text:p text:style-name="P1"><text:span text:style-name="T78">Длительность</text:span><text:span text:style-name="T79"><text:s/></text:span><text:span text:style-name="T80">—<text:s/></text:span><text:span text:style-name="T81">показывает сколько дней прошло с момента регистрации покупателя на сайте.</text:span></text:p>
      <text:p text:style-name="P1"><text:span text:style-name="T82">Акционные_покупки<text:s/></text:span><text:span text:style-name="T83">—<text:s/></text:span><text:span text:style-name="T84">среднемесячная доля покупок по акции от общего числа покупок за последние 6 месяцев.</text:span></text:p>
      <text:p text:style-name="P1"><text:span text:style-name="T85">Популярная_категория<text:s/></text:span><text:span text:style-name="T86">—<text:s/></text:span><text:span text:style-name="T87">самая популярная категория товаров у покупателя за последние 6 месяцев.</text:span></text:p>
      <text:p text:style-name="P1"><text:span text:style-name="T88">Средний_просмотр_категорий_за_визит<text:s/></text:span><text:span text:style-name="T89">—<text:s/></text:span><text:span text:style-name="T90">сколько в среднем категорий покупатель просмотрел за визит в течение последнего месяца.</text:span></text:p>
      <text:p text:style-name="P1"><text:span text:style-name="T91">Неоплаченные_продукты_штук_квартал<text:s/></text:span><text:span text:style-name="T92">—<text:s/></text:span><text:span text:style-name="T93">общее число неоплаченных товаров в корзине за последние 3 месяца.</text:span></text:p>
      <text:p text:style-name="P1"><text:span text:style-name="T94">Ошибка_сервиса<text:s/></text:span><text:span text:style-name="T95">—<text:s/></text:span><text:span text:style-name="T96">число сбоев, которые коснулись покупателя во время посещения сайта.</text:span></text:p>
      <text:p text:style-name="P1"><text:span text:style-name="T97">Страниц_за_визит<text:s/></text:span><text:span text:style-name="T98">—<text:s/></text:span><text:span text:style-name="T99">среднее количество страниц, которые просмотрел покупатель за один визит на сайт за последние 3 месяца.</text:span></text:p>
      <text:p text:style-name="P1"><text:span text:style-name="T99"/></text:p>
      <text:p text:style-name="P1"><text:span text:style-name="T100">market_money.csv<text:s/></text:span><text:span text:style-name="T101">- данные о выручке, которую получает магазин с покупателя (сколько покупатель всего потратил за период взаимодействия с сайтом).</text:span></text:p>
      <text:p text:style-name="P1"><text:span text:style-name="T102">id<text:s/></text:span><text:span text:style-name="T103">—<text:s/></text:span><text:span text:style-name="T104">номер покупателя в базе данных.</text:span></text:p>
      <text:p text:style-name="P1"><text:span text:style-name="T105">Период</text:span><text:span text:style-name="T106"><text:s/></text:span><text:span text:style-name="T107">—<text:s/></text:span><text:span text:style-name="T108">название периода за который зафиксирована выручка. Например, 'текущий_месяц' или 'предыдущий_месяц'.</text:span></text:p>
      <text:p text:style-name="P1"><text:span text:style-name="T109">Выручка<text:s/></text:span><text:span text:style-name="T110">—<text:s/></text:span><text:span text:style-name="T111">сумма выручки за период.</text:span></text:p>
      <text:p text:style-name="P1"><text:span text:style-name="T111"/></text:p>
      <text:p text:style-name="P1"><text:span text:style-name="T112">market_time.csv<text:s/></text:span><text:span text:style-name="T113">- данные о времени (в минутах), которое покупатель провёл на сайте в течение периода.</text:span></text:p>
      <text:p text:style-name="P1"><text:span text:style-name="T114">id</text:span><text:span text:style-name="T115"><text:s/></text:span><text:span text:style-name="T116">—<text:s/></text:span><text:span text:style-name="T117">номер покупателя в базе данных.</text:span></text:p>
      <text:p text:style-name="P1"><text:span text:style-name="T118">Период</text:span><text:span text:style-name="T119"><text:s/></text:span><text:span text:style-name="T120">—<text:s/></text:span><text:span text:style-name="T121">название периода, во время которого зафиксировано общее время.</text:span></text:p>
      <text:p text:style-name="P1"><text:span text:style-name="T122">минут</text:span><text:span text:style-name="T123"><text:s/></text:span><text:span text:style-name="T124">—<text:s/></text:span><text:span text:style-name="T125">значение времени, проведённого на сайте, в минутах.</text:span></text:p>
      <text:p text:style-name="P1"><text:span text:style-name="T125"/></text:p>
      <text:p text:style-name="P1"><text:span text:style-name="T126">money.csv<text:s/></text:span><text:span text:style-name="T127">- данные о среднемесячной прибыли покупателя за последние 3 месяца (какую прибыль получает магазин от продаж каждому покупателю)</text:span></text:p>
      <text:p text:style-name="P1"><text:span text:style-name="T128">id<text:s/></text:span><text:span text:style-name="T129">—<text:s/></text:span><text:span text:style-name="T130">номер покупателя в базе данных.</text:span></text:p>
      <text:p text:style-name="P1"><text:span text:style-name="T131">Прибыль<text:s/></text:span><text:span text:style-name="T132">—<text:s/></text:span><text:span text:style-name="T133">значение прибыли.</text:span><text:span text:style-name="T1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